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="Dimension_20_Lines" draw:marker-start-width="0.457cm" draw:marker-end="Dimension_20_Lines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fit-to-size="true" fo:min-height="3.556cm"/>
    </style:style>
    <style:style style:name="gr4" style:family="graphic" style:parent-style-name="standard">
      <style:graphic-properties draw:stroke="none" svg:stroke-color="#000000" draw:fill="none" draw:fill-color="#ffffff" fo:min-height="3.429cm"/>
    </style:style>
    <style:style style:name="gr5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203cm" draw:fill="none" draw:textarea-vertical-align="middle" draw:shadow-offset-x="0.203cm" draw:shadow-offset-y="0.203cm"/>
    </style:style>
    <style:style style:name="gr11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MathJax_Main" fo:font-size="40pt" fo:font-weight="bold" style:font-size-asian="40pt" style:font-weight-asian="bold" style:font-size-complex="40pt" style:font-weight-complex="bold"/>
    </style:style>
    <style:style style:name="P3" style:family="paragraph">
      <style:text-properties style:font-name="MathJax_Mai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4" style:family="paragraph">
      <style:text-properties style:font-name="MathJax_Main" fo:font-size="30pt" fo:font-style="italic" style:font-size-asian="30pt" style:font-style-asian="italic" style:font-size-complex="30pt" style:font-style-complex="italic"/>
    </style:style>
    <style:style style:name="P5" style:family="paragraph"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>
      <style:paragraph-properties fo:text-align="center"/>
      <style:text-properties style:font-name="MathJax_Mai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MathJax_Main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MathJax_Mai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style:font-name="MathJax_Main" fo:font-size="30pt" fo:font-style="italic" style:font-size-asian="30pt" style:font-style-asian="italic" style:font-size-complex="30pt" style:font-style-complex="italic"/>
    </style:style>
    <style:style style:name="T4" style:family="text">
      <style:text-properties style:font-name="MathJax_Mai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8.636cm" svg:x="5.34cm" svg:y="2.38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34cm" svg:y1="13.912cm" svg:x2="19.437cm" svg:y2="13.912cm">
          <text:p/>
        </draw:line>
        <draw:frame draw:style-name="gr3" draw:layer="layout" svg:width="2.921cm" svg:height="3.806cm" svg:x="3.431cm" svg:y="3.286cm">
          <draw:text-box>
            <text:p/>
          </draw:text-box>
        </draw:frame>
        <draw:frame draw:style-name="gr4" draw:text-style-name="P2" draw:layer="layout" svg:width="2.159cm" svg:height="3.679cm" svg:x="22.096cm" svg:y="5.34cm">
          <draw:text-box>
            <text:p><text:span text:style-name="T1">Y</text:span></text:p>
          </draw:text-box>
        </draw:frame>
        <draw:frame draw:style-name="gr4" draw:text-style-name="P3" draw:layer="layout" svg:width="2.159cm" svg:height="3.679cm" svg:x="22.097cm" svg:y="12.641cm">
          <draw:text-box>
            <text:p><text:span text:style-name="T2">X</text:span></text:p>
          </draw:text-box>
        </draw:frame>
        <draw:line draw:style-name="gr5" draw:text-style-name="P1" draw:layer="layout" svg:x1="22.958cm" svg:y1="7.704cm" svg:x2="22.958cm" svg:y2="12.784cm">
          <text:p/>
        </draw:line>
        <draw:frame draw:style-name="gr4" draw:text-style-name="P4" draw:layer="layout" svg:width="2.159cm" svg:height="3.679cm" svg:x="21.297cm" svg:y="8.841cm">
          <draw:text-box>
            <text:p><text:span text:style-name="T3">f</text:span></text:p>
          </draw:text-box>
        </draw:frame>
        <draw:g>
          <draw:custom-shape draw:style-name="gr6" draw:text-style-name="P1" draw:layer="layout" svg:width="0.254cm" svg:height="0.254cm" svg:x="10.545cm" svg:y="13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2.159cm" svg:height="3.679cm" svg:x="10.042cm" svg:y="13.548cm">
            <draw:text-box>
              <text:p><text:span text:style-name="T3">p</text:span></text:p>
            </draw:text-box>
          </draw:frame>
        </draw:g>
        <draw:g>
          <draw:custom-shape draw:style-name="gr6" draw:text-style-name="P1" draw:layer="layout" svg:width="0.254cm" svg:height="0.254cm" svg:x="16.641cm" svg:y="13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2.159cm" svg:height="3.679cm" svg:x="16.138cm" svg:y="13.548cm">
            <draw:text-box>
              <text:p><text:span text:style-name="T3">q</text:span></text:p>
            </draw:text-box>
          </draw:frame>
        </draw:g>
        <draw:path draw:style-name="gr7" draw:text-style-name="P1" draw:layer="layout" svg:width="8.34cm" svg:height="0.828cm" draw:transform="skewX (0.518886386617914) rotate (1.48126093616759) translate (9.91774609341043cm 10.4873874642968cm)" svg:viewBox="0 0 8341 829" svg:d="M0 829c2041 0 930-1488 4020-477 3091 1011 4321-22 4321-22">
          <text:p/>
        </draw:path>
        <draw:g>
          <draw:path draw:style-name="gr7" draw:text-style-name="P1" draw:layer="layout" svg:width="2.586cm" svg:height="0.402cm" draw:transform="rotate (-1.48021373861639) translate (17.3189806597361cm 2.36057846410509cm)" svg:viewBox="0 0 2587 403" svg:d="M0 403c1403 0 2587-403 2587-403">
            <text:p/>
          </draw:path>
          <draw:path draw:style-name="gr7" draw:text-style-name="P1" draw:layer="layout" svg:width="6.095cm" svg:height="0.761cm" draw:transform="rotate (1.5707963267949) translate (16.791cm 11.033cm)" svg:viewBox="0 0 6096 762" svg:d="M0 0c3429 0 6096 762 6096 762">
            <text:p/>
          </draw:path>
        </draw:g>
        <draw:line draw:style-name="gr8" draw:text-style-name="P1" draw:layer="layout" svg:x1="10.679cm" svg:y1="11.287cm" svg:x2="10.679cm" svg:y2="13.446cm">
          <text:p/>
        </draw:line>
        <draw:line draw:style-name="gr8" draw:text-style-name="P1" draw:layer="layout" svg:x1="16.779cm" svg:y1="11.287cm" svg:x2="16.779cm" svg:y2="13.446cm">
          <text:p/>
        </draw:line>
        <draw:path draw:style-name="gr9" draw:text-style-name="P1" draw:layer="layout" svg:width="13.666cm" svg:height="3.511cm" draw:transform="skewX (3.88063167391833E-017) rotate (0.296531439913837) translate (5.31799999914136cm 7.85799999718977cm)" svg:viewBox="0 0 13667 3512" svg:d="M0 0c4781 0 9592 1204 9592 1204 0 0 1737 398 1710 921s2365 1387 2365 1387">
          <text:p/>
        </draw:path>
        <draw:frame draw:style-name="gr4" draw:text-style-name="P6" draw:layer="layout" svg:width="2.54cm" svg:height="3.679cm" svg:x="19.669cm" svg:y="2.524cm">
          <draw:text-box>
            <text:p text:style-name="P5"><text:span text:style-name="T4">a singular point</text:span></text:p>
          </draw:text-box>
        </draw:frame>
        <draw:line draw:style-name="gr10" draw:text-style-name="P1" draw:layer="layout" svg:x1="20.05cm" svg:y1="3.413cm" svg:x2="17.637cm" svg:y2="4.937cm">
          <text:p/>
        </draw:line>
        <draw:frame draw:style-name="gr4" draw:text-style-name="P6" draw:layer="layout" svg:width="2.54cm" svg:height="3.679cm" svg:x="2.169cm" svg:y="7.425cm">
          <draw:text-box>
            <text:p text:style-name="P5"><text:span text:style-name="T4">a section</text:span></text:p>
          </draw:text-box>
        </draw:frame>
        <draw:line draw:style-name="gr11" draw:text-style-name="P1" draw:layer="layout" svg:x1="4.429cm" svg:y1="7.858cm" svg:x2="5.191cm" svg:y2="7.858cm">
          <text:p/>
        </draw:line>
        <draw:frame draw:style-name="gr4" draw:text-style-name="P6" draw:layer="layout" svg:width="2.54cm" svg:height="3.679cm" svg:x="7.069cm" svg:y="7.726cm">
          <draw:text-box>
            <text:p text:style-name="P5"><text:span text:style-name="T4">a fibre</text:span></text:p>
          </draw:text-box>
        </draw:frame>
        <draw:line draw:style-name="gr11" draw:text-style-name="P1" draw:layer="layout" svg:x1="9.001cm" svg:y1="8.239cm" svg:x2="10.017cm" svg:y2="8.366cm">
          <text:p/>
        </draw:line>
        <draw:frame draw:style-name="gr4" draw:text-style-name="P6" draw:layer="layout" svg:width="2.54cm" svg:height="3.679cm" svg:x="17.169cm" svg:y="9.727cm">
          <draw:text-box>
            <text:p text:style-name="P5"><text:span text:style-name="T4">a fibre</text:span></text:p>
          </draw:text-box>
        </draw:frame>
        <draw:line draw:style-name="gr11" draw:text-style-name="P1" draw:layer="layout" svg:x1="17.764cm" svg:y1="9.89cm" svg:x2="17.002cm" svg:y2="9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Robinett</meta:initial-creator>
    <meta:creation-date>2018-07-12T13:05:25.065601257</meta:creation-date>
    <dc:date>2018-07-19T03:35:46.170650452</dc:date>
    <dc:creator>Ryan Robinett</dc:creator>
    <meta:editing-duration>PT31M8S</meta:editing-duration>
    <meta:editing-cycles>8</meta:editing-cycles>
    <meta:generator>LibreOffice/4.2.8.2$Linux_X86_64 LibreOffice_project/420m0$Build-2</meta:generator>
    <meta:document-statistic meta:object-count="28"/>
  </office:meta>
</office:document-meta>
</file>